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0136"/>
    </style:style>
    <style:style style:name="T1" style:family="text">
      <style:text-properties fo:language="ru" fo:country="RU" officeooo:rsid="0012cf2f"/>
    </style:style>
    <style:style style:name="T2" style:family="text">
      <style:text-properties fo:language="ru" fo:country="RU" officeooo:rsid="001330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Если в случае «Дела Гарри Квеберта» швейца<text:span text:style-name="T1">рец заболел</text:span> <text:span text:style-name="T1">болезнью</text:span> первого романа и он напихал в толстенный детектив все свои идеи, то вторая книга <text:span text:style-name="T1">получилась лучше</text:span>. «Книга Балтиморов» — история мужской дружбы и семейная сага, плавная, размеренная, напоминающая качественный американский сериал вроде «Любовников» или «Большой маленькой лжи». </text:p>
      <text:p text:style-name="P1"><text:tab/>Небольшой <text:span text:style-name="T1">полюбят все</text:span>, кто ценит творчество Фоера. Одинаково искренне его супруга говорит голосом <text:span text:style-name="T1">двух персон:</text:span> ироничного старика, доживающего свои дни в одиночестве на Манхэттене, и активной 15-летней девочки, пытающейся наладить личную жизнь — свою, и своей флегматичной матери. Связующим звеном для этих историй становится рукопись, <text:span text:style-name="T1">мистическим путем</text:span> исчезающая и возвращающаяся, и любовь, <text:span text:style-name="T1">которая меняет людям жизнь</text:span>. </text:p>
      <text:p text:style-name="P1"><text:tab/>Рассуждение о доверии и цене правды вышло в прошлом декабре и почему-то не стало в России хитом. Что совершенно <text:span text:style-name="T1">невероятно</text:span>: автор-новичок сумела уложить под одну обложку и фильмы-нуар, и <text:span text:style-name="T1">мистический сериал</text:span>, и сюжеты Донны <text:span text:style-name="T1">Мадонны</text:span>. Каждая глава названа в честь <text:span text:style-name="T1">знака зодиака</text:span>, а в них — полудетективная история девочки из интеллигентной семьи Синь Ван Меер, которая в ново<text:span text:style-name="T1">м па</text:span><text:span text:style-name="T2">н</text:span><text:span text:style-name="T1">сионе</text:span> нашла и друзей-аристократов, и учительницу — идеал для подражания, однако в одночасье их потеряла самым невероятным образом — а заодно и своего обожаемого отц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8S</meta:editing-duration>
    <meta:editing-cycles>5</meta:editing-cycles>
    <meta:generator>LibreOffice/5.1.1.3$Windows_X86_64 LibreOffice_project/89f508ef3ecebd2cfb8e1def0f0ba9a803b88a6d</meta:generator>
    <dc:date>2017-12-05T17:19:56.234000000</dc:date>
    <meta:document-statistic meta:table-count="0" meta:image-count="0" meta:object-count="0" meta:page-count="1" meta:paragraph-count="3" meta:word-count="180" meta:character-count="1305" meta:non-whitespace-character-count="1117"/>
    <meta:user-defined meta:name="Info 1"/>
    <meta:user-defined meta:name="Info 2"/>
    <meta:user-defined meta:name="Info 3"/>
    <meta:user-defined meta:name="Info 4"/>
  </office:meta>
</office:document-meta>
</file>